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6110" officeooo:paragraph-rsid="00156110"/>
    </style:style>
    <style:style style:name="P2" style:family="paragraph" style:parent-style-name="Standard">
      <style:paragraph-properties fo:text-align="start" style:justify-single-word="false"/>
      <style:text-properties officeooo:rsid="00156110" officeooo:paragraph-rsid="00156110"/>
    </style:style>
    <style:style style:name="P3" style:family="paragraph" style:parent-style-name="Standard">
      <style:paragraph-properties fo:text-align="start" style:justify-single-word="false"/>
      <style:text-properties officeooo:rsid="0017137a" officeooo:paragraph-rsid="0017137a"/>
    </style:style>
    <style:style style:name="P4" style:family="paragraph" style:parent-style-name="Standard">
      <style:paragraph-properties fo:text-align="start" style:justify-single-word="false"/>
      <style:text-properties officeooo:rsid="0018058c" officeooo:paragraph-rsid="001805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ming C++<text:tab/><text:tab/><text:tab/><text:tab/><text:tab/><text:tab/><text:tab/>Name: Nguyễn Minh Tiến </text:p>
      <text:p text:style-name="P1">Spring 2018<text:tab/><text:tab/><text:tab/><text:tab/><text:tab/><text:tab/><text:tab/>Student code: A30743</text:p>
      <text:p text:style-name="P1">Midterm replaces midterm 1</text:p>
      <text:p text:style-name="P1">Topic: User-defined functions</text:p>
      <text:p text:style-name="P1">February 24 2018</text:p>
      <text:p text:style-name="P1">Time Limit: 45 Minutes<text:tab/><text:tab/><text:tab/><text:tab/><text:tab/>Lecturer: Thang Nguyen</text:p>
      <text:p text:style-name="P1"/>
      <text:p text:style-name="P1"/>
      <text:p text:style-name="P2"/>
      <text:p text:style-name="P2"><text:tab/><text:tab/><text:tab/><text:tab/><text:tab/>Answers</text:p>
      <text:p text:style-name="P2">1 (20 points)</text:p>
      <text:p text:style-name="P2">2 (30 points)</text:p>
      <text:p text:style-name="P2">a) (5 points)</text:p>
      <text:p text:style-name="P2">...</text:p>
      <text:p text:style-name="P2">b) (5 points)<text:line-break/>cout&lt;&lt; (9+1)/int(double (2));</text:p>
      <text:p text:style-name="P3">result: 5</text:p>
      <text:p text:style-name="P3">c) (5 points)</text:p>
      <text:p text:style-name="P3">cout&lt;&lt; double(1/2)</text:p>
      <text:p text:style-name="P3">result: 0</text:p>
      <text:p text:style-name="P3">d) (5 points)</text:p>
      <text:p text:style-name="P3">cout&lt;&lt; double(1)/2</text:p>
      <text:p text:style-name="P3">result: 0.5</text:p>
      <text:p text:style-name="P3">e) (10 points)</text:p>
      <text:p text:style-name="P3">Sự khác mhau giữa function definition và function prototype là:</text:p>
      <text:p text:style-name="P3">- Function definition là dùng đẻ định nghĩa hàm đó</text:p>
      <text:p text:style-name="P3">-Function prototype là dùng đẻ khai báo tên hàm</text:p>
      <text:p text:style-name="P3"/>
      <text:p text:style-name="P3">3 (10 points)</text:p>
      <text:p text:style-name="P4">result:</text:p>
      <text:p text:style-name="P4"><text:tab/>a = 2</text:p>
      <text:p text:style-name="P4"><text:tab/>b= 5</text:p>
      <text:p text:style-name="P4"><text:tab/>c = 5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4T08:41:22.492942302</meta:creation-date>
    <dc:date>2018-03-04T09:03:09.051551251</dc:date>
    <meta:editing-duration>PT1M16S</meta:editing-duration>
    <meta:editing-cycles>1</meta:editing-cycles>
    <meta:document-statistic meta:table-count="0" meta:image-count="0" meta:object-count="0" meta:page-count="1" meta:paragraph-count="28" meta:word-count="105" meta:character-count="602" meta:non-whitespace-character-count="500"/>
    <meta:generator>LibreOffice/5.1.6.2$Linux_X86_64 LibreOffice_project/10m0$Build-2</meta:generator>
  </office:meta>
</office:document-meta>
</file>